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2_SWITCH_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c Addre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OutPo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101</text:p>
          </table:table-cell>
          <table:table-cell office:value-type="string" table:style-name="ce1">
            <text:p>Dynami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302</text:p>
          </table:table-cell>
          <table:table-cell office:value-type="string" table:style-name="ce1">
            <text:p>Dynami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402</text:p>
          </table:table-cell>
          <table:table-cell office:value-type="string" table:style-name="ce1">
            <text:p>Dynami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b01</text:p>
          </table:table-cell>
          <table:table-cell office:value-type="string" table:style-name="ce1">
            <text:p>Dynamic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c01</text:p>
          </table:table-cell>
          <table:table-cell office:value-type="string" table:style-name="ce1">
            <text:p>Dynamic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e01</text:p>
          </table:table-cell>
          <table:table-cell office:value-type="string" table:style-name="ce1">
            <text:p>Dynamic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d01</text:p>
          </table:table-cell>
          <table:table-cell office:value-type="string" table:style-name="ce1">
            <text:p>Dynamic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601</text:p>
          </table:table-cell>
          <table:table-cell office:value-type="string" table:style-name="ce1">
            <text:p>Dynami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501</text:p>
          </table:table-cell>
          <table:table-cell office:value-type="string" table:style-name="ce1">
            <text:p>Dynami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701</text:p>
          </table:table-cell>
          <table:table-cell office:value-type="string" table:style-name="ce1">
            <text:p>Dynami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1D00000801</text:p>
          </table:table-cell>
          <table:table-cell office:value-type="string" table:style-name="ce1">
            <text:p>Dynamic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F1D00000901</text:p>
          </table:table-cell>
          <table:table-cell office:value-type="string" table:style-name="ce1">
            <text:p>Dynamic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F1D00000a01</text:p>
          </table:table-cell>
          <table:table-cell office:value-type="string" table:style-name="ce1">
            <text:p>Dynamic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Access_Point_3 and Access_Point_4 metrics: a. Number of frames forwarded to the switc</text:p>
          </table:table-cell>
          <table:table-cell table:number-columns-repeated="6" table:style-name="ce1"/>
          <table:table-cell office:value-type="string" table:style-name="ce1">
            <text:p>switch</text:p>
          </table:table-cell>
          <table:table-cell table:number-columns-repeated="16373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Number of frames forwarded to the switch.</text:p>
          </table:table-cell>
          <table:table-cell table:number-columns-repeated="3" table:style-name="ce1"/>
          <table:table-cell office:value-type="float" office:value="5260" table:style-name="ce1">
            <text:p>526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Number of frames forwarded to the stations connected to Access Points (3, 4).</text:p>
          </table:table-cell>
          <table:table-cell table:number-columns-repeated="5" table:style-name="ce1"/>
          <table:table-cell office:value-type="float" office:value="10677" table:style-name="ce1">
            <text:p>10677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Number of collided frames.</text:p>
          </table:table-cell>
          <table:table-cell table:number-columns-repeated="2" table:style-name="ce1"/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Number of frames received in error</text:p>
          </table:table-cell>
          <table:table-cell table:style-name="ce1"/>
          <table:table-cell office:value-type="string" table:style-name="ce1">
            <text:p>error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Number of data frames generated.</text:p>
          </table:table-cell>
          <table:table-cell table:number-columns-repeated="2" table:style-name="ce1"/>
          <table:table-cell office:value-type="float" office:value="5278" table:style-name="ce1">
            <text:p>5278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Number of control frames generated</text:p>
          </table:table-cell>
          <table:table-cell table:number-columns-repeated="2" table:style-name="ce1"/>
          <table:table-cell office:value-type="float" office:value="5268" table:style-name="ce1">
            <text:p>5268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Number of frames retransmitted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nk Throughput 4</text:p>
          </table:table-cell>
          <table:table-cell table:number-columns-repeated="2" table:style-name="ce1"/>
          <table:table-cell office:value-type="float" office:value="1.95" table:style-name="ce1">
            <text:p>1.9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nk Throughput 5</text:p>
          </table:table-cell>
          <table:table-cell table:number-columns-repeated="2" table:style-name="ce1"/>
          <table:table-cell office:value-type="float" office:value="1.6879999999999999" table:style-name="ce1">
            <text:p>1.688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1"/>
          <table:table-cell table:style-name="ce1">
            <draw:frame draw:z-index="2" draw:id="id1" draw:style-name="a1" draw:name="Chart 10" svg:x="0.71875in" svg:y="0.09375in" svg:width="4.6875in" svg:height="2.65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nk Id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EEE 802.11a</text:p>
          </table:table-cell>
          <table:table-cell table:style-name="ce1"/>
          <table:table-cell office:value-type="string" table:style-name="ce1">
            <text:p><text:s/>IEEE 802.11g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1180000000000001" table:style-name="ce1">
            <text:p>1.118</text:p>
          </table:table-cell>
          <table:table-cell table:style-name="ce1"/>
          <table:table-cell office:value-type="float" office:value="1.0140499999999999" table:style-name="ce1">
            <text:p>1.0140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81759" table:style-name="ce1">
            <text:p>1.81759</text:p>
          </table:table-cell>
          <table:table-cell table:style-name="ce1"/>
          <table:table-cell office:value-type="float" office:value="1.81318" table:style-name="ce1">
            <text:p>1.8131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5279199999999999" table:style-name="ce1">
            <text:p>1.52792</text:p>
          </table:table-cell>
          <table:table-cell table:style-name="ce1"/>
          <table:table-cell office:value-type="float" office:value="1.5134700000000001" table:style-name="ce1">
            <text:p>1.513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.9782" table:style-name="ce1">
            <text:p>1.9782</text:p>
          </table:table-cell>
          <table:table-cell table:style-name="ce1"/>
          <table:table-cell office:value-type="float" office:value="1.96658" table:style-name="ce1">
            <text:p>1.9665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67828" table:style-name="ce1">
            <text:p>1.67828</text:p>
          </table:table-cell>
          <table:table-cell table:style-name="ce1"/>
          <table:table-cell office:value-type="float" office:value="1.6727799999999999" table:style-name="ce1">
            <text:p>1.6727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61095999999999995" table:style-name="ce1">
            <text:p>0.61096</text:p>
          </table:table-cell>
          <table:table-cell table:style-name="ce1"/>
          <table:table-cell office:value-type="float" office:value="0.60938999999999999" table:style-name="ce1">
            <text:p>0.6093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57694999999999996" table:style-name="ce1">
            <text:p>0.57695</text:p>
          </table:table-cell>
          <table:table-cell table:style-name="ce1"/>
          <table:table-cell office:value-type="float" office:value="0.57738" table:style-name="ce1">
            <text:p>0.5773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51088999999999996" table:style-name="ce1">
            <text:p>0.51089</text:p>
          </table:table-cell>
          <table:table-cell table:style-name="ce1"/>
          <table:table-cell office:value-type="float" office:value="0.51009000000000004" table:style-name="ce1">
            <text:p>0.510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54466999999999999" table:style-name="ce1">
            <text:p>0.54467</text:p>
          </table:table-cell>
          <table:table-cell table:style-name="ce1"/>
          <table:table-cell office:value-type="float" office:value="0.54798000000000002" table:style-name="ce1">
            <text:p>0.54798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pplication Id</text:p>
          </table:table-cell>
          <table:table-cell table:number-columns-repeated="5" table:style-name="ce1"/>
          <table:table-cell table:style-name="ce1">
            <draw:frame draw:z-index="1" draw:id="id0" draw:style-name="a0" draw:name="Chart 9" svg:x="0.6875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IEEE 802.11a</text:p>
          </table:table-cell>
          <table:table-cell table:style-name="ce1"/>
          <table:table-cell office:value-type="string" table:style-name="ce1">
            <text:p><text:s/>IEEE 802.11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584538" table:style-name="ce1">
            <text:p>0.584538</text:p>
          </table:table-cell>
          <table:table-cell table:style-name="ce1"/>
          <table:table-cell office:value-type="float" office:value="0.58458100000000002" table:style-name="ce1">
            <text:p>0.58458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584588" table:style-name="ce1">
            <text:p>0.584588</text:p>
          </table:table-cell>
          <table:table-cell table:style-name="ce1"/>
          <table:table-cell office:value-type="float" office:value="0.58457300000000001" table:style-name="ce1">
            <text:p>0.58457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58460900000000005" table:style-name="ce1">
            <text:p>0.584609</text:p>
          </table:table-cell>
          <table:table-cell table:style-name="ce1"/>
          <table:table-cell office:value-type="float" office:value="0.58458699999999997" table:style-name="ce1">
            <text:p>0.58458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58467199999999997" table:style-name="ce1">
            <text:p>0.584672</text:p>
          </table:table-cell>
          <table:table-cell table:style-name="ce1"/>
          <table:table-cell office:value-type="float" office:value="0.58466200000000002" table:style-name="ce1">
            <text:p>0.58466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58469300000000002" table:style-name="ce1">
            <text:p>0.584693</text:p>
          </table:table-cell>
          <table:table-cell table:style-name="ce1"/>
          <table:table-cell office:value-type="float" office:value="0.58470699999999998" table:style-name="ce1">
            <text:p>0.5847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58475699999999997" table:style-name="ce1">
            <text:p>0.584757</text:p>
          </table:table-cell>
          <table:table-cell table:style-name="ce1"/>
          <table:table-cell office:value-type="float" office:value="0.58465199999999995" table:style-name="ce1">
            <text:p>0.584652</text:p>
          </table:table-cell>
          <table:table-cell table:number-columns-repeated="16378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Shantanu Agarwal</dc:creator>
    <meta:creation-date>2021-09-20T18:35:47Z</meta:creation-date>
    <dc:date>2021-09-21T06:21:14Z</dc:date>
    <meta:editing-cycles>2</meta:editing-cycles>
    <meta:editing-duration>PT919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pplication Throughput<text:line-break/>IEEE802.11a vs IEEE802.11g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D$89" chart:values-cell-range-address="Sheet1.$D$90:.$D$95" chart:class="chart:bar" chart:attached-axis="primary-y" chart:style-name="G0S0">
            <chart:data-point chart:repeated="6"/>
          </chart:series>
          <chart:series chart:label-cell-address="Sheet1.$F$89" chart:values-cell-range-address="Sheet1.$F$90:.$F$95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1.25pt" svg:width="337.5pt" chart:style-name="Crt0">
        <chart:title chart:style-name="CT00">
          <text:p text:style-name="a0" text:class-names="" text:cond-style-name="">Link Throughput<text:line-break/>IEEE802.11a vs IEEE802.11b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D$71" chart:values-cell-range-address="Sheet1.$D$72:.$D$80" chart:class="chart:bar" chart:attached-axis="primary-y" chart:style-name="G0S0">
            <chart:data-point chart:repeated="9"/>
          </chart:series>
          <chart:series chart:label-cell-address="Sheet1.$F$71" chart:values-cell-range-address="Sheet1.$F$72:.$F$80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